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" svg:font-family="Cali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d3c78"/>
    </style:style>
    <style:style style:name="P2" style:family="paragraph" style:parent-style-name="Text_20_body" style:list-style-name="L9"/>
    <style:style style:name="P3" style:family="paragraph" style:parent-style-name="Text_20_body" style:list-style-name="L10"/>
    <style:style style:name="P4" style:family="paragraph" style:parent-style-name="Text_20_body" style:list-style-name="L11"/>
    <style:style style:name="P5" style:family="paragraph" style:parent-style-name="Text_20_body">
      <style:text-properties officeooo:paragraph-rsid="001d3c78"/>
    </style:style>
    <style:style style:name="P6" style:family="paragraph" style:parent-style-name="Text_20_body" style:list-style-name="L12"/>
    <style:style style:name="P7" style:family="paragraph" style:parent-style-name="Text_20_body" style:list-style-name="L13">
      <style:text-properties officeooo:paragraph-rsid="001d3c78"/>
    </style:style>
    <style:style style:name="P8" style:family="paragraph" style:parent-style-name="Text_20_body" style:list-style-name="L14"/>
    <style:style style:name="P9" style:family="paragraph" style:parent-style-name="Text_20_body" style:list-style-name="L15"/>
    <style:style style:name="P10" style:family="paragraph" style:parent-style-name="Text_20_body" style:list-style-name="L16"/>
    <style:style style:name="P11" style:family="paragraph" style:parent-style-name="Text_20_body" style:list-style-name="L17"/>
    <style:style style:name="P12" style:family="paragraph" style:parent-style-name="Text_20_body">
      <style:text-properties officeooo:paragraph-rsid="001ff8d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officeooo:rsid="001d3c78"/>
    </style:style>
    <style:style style:name="T8" style:family="text">
      <style:text-properties officeooo:rsid="001e8c52"/>
    </style:style>
    <style:style style:name="T9" style:family="text">
      <style:text-properties officeooo:rsid="00219b83"/>
    </style:style>
    <style:style style:name="T10" style:family="text">
      <style:text-properties officeooo:rsid="0024db1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3">Joshua Argent</text:span></text:span></text:h>
      <text:p text:style-name="Text_20_body">Surrey, United Kingdom<text:line-break/>Email: <text:a xlink:type="simple" xlink:href="mailto:argentjackjoshua@outlook.com" text:style-name="Internet_20_link" text:visited-style-name="Visited_20_Internet_20_Link"><text:span text:style-name="T8">argentjackjoshua@outlook.com</text:span></text:a><text:line-break/>GitHub: <text:a xlink:type="simple" xlink:href="https://github.com/joshu-git" office:target-frame-name="_new" xlink:show="replace" text:style-name="Internet_20_link" text:visited-style-name="Visited_20_Internet_20_Link">https://github.com/joshu-git</text:a><text:line-break/>Portfolio: <text:a xlink:type="simple" xlink:href="https://littleargent.vercel.app/" office:target-frame-name="_new" xlink:show="replace" text:style-name="Internet_20_link" text:visited-style-name="Visited_20_Internet_20_Link">https://littleargent.vercel.app</text:a></text:p>
      <text:p text:style-name="Horizontal_20_Line"/>
      <text:h text:style-name="Heading_20_2" text:outline-level="2">Personal Profile</text:h>
      <text:p text:style-name="Text_20_body">Year 12 student with practical experience in full stack web development and over a year of retail work. Reliable, quick to learn, and able to follow instructions and contribute effectively in both technical and non technical environments.</text:p>
      <text:p text:style-name="Horizontal_20_Line"/>
      <text:h text:style-name="Heading_20_2" text:outline-level="2">Work Experience</text:h>
      <text:p text:style-name="Text_20_body"><text:span text:style-name="Strong_20_Emphasis"><text:span text:style-name="T1">Lenovo - Work Experience</text:span></text:span><text:line-break/><text:span text:style-name="Emphasis">202</text:span><text:span text:style-name="Emphasis"><text:span text:style-name="T8">5</text:span></text:span></text:p>
      <text:list xml:id="list1395144138" text:style-name="L14">
        <text:list-item>
          <text:p text:style-name="P8">Observed professional workplace routines and communication standards</text:p>
        </text:list-item>
        <text:list-item>
          <text:p text:style-name="P8">Gained insight into operations within a large technology company</text:p>
        </text:list-item>
        <text:list-item>
          <text:p text:style-name="P8">Developed understanding of expectations in a professional environment</text:p>
        </text:list-item>
      </text:list>
      <text:p text:style-name="Text_20_body"><text:span text:style-name="Strong_20_Emphasis"><text:span text:style-name="T1">Local Newsagents - Shelf Stocker</text:span></text:span><text:line-break/><text:span text:style-name="Emphasis">202</text:span><text:span text:style-name="Emphasis"><text:span text:style-name="T10">2</text:span></text:span><text:span text:style-name="Emphasis"> – 2024</text:span></text:p>
      <text:list xml:id="list1840747917" text:style-name="L15">
        <text:list-item>
          <text:p text:style-name="P9">Restocked shelves and maintained an organised shop floor</text:p>
        </text:list-item>
        <text:list-item>
          <text:p text:style-name="P9">Responded to customer requests accurately and efficiently</text:p>
        </text:list-item>
        <text:list-item>
          <text:p text:style-name="P9">Worked reliably during busy periods while managing multiple tasks</text:p>
        </text:list-item>
        <text:list-item>
          <text:p text:style-name="P9">Developed strong punctuality, consistency, and time management skills</text:p>
        </text:list-item>
      </text:list>
      <text:p text:style-name="Horizontal_20_Line"/>
      <text:h text:style-name="Heading_20_2" text:outline-level="2">Education</text:h>
      <text:p text:style-name="Text_20_body"><text:span text:style-name="Strong_20_Emphasis">Collingwood College - A Levels (Current)</text:span><text:line-break/>Computer Science, Maths, Geography<text:line-break/>Expected completion: <text:span text:style-name="T10">July 2027</text:span></text:p>
      <text:p text:style-name="P12"><text:span text:style-name="Strong_20_Emphasis">Collingwood College - GCSEs</text:span><text:line-break/>Computer Science (8), Mathematics (8)<text:bookmark-start text:name="__DdeLink__86_197261400"/><text:bookmark-end text:name="__DdeLink__86_197261400"/>, Physics (8), Geography (8), Psychology (8), English Language (7), Religious Studies (7), Further Mathematics (<text:span text:style-name="T8">6</text:span>), English Literature (6), Biology (6), Chemistry (6), Business (6), Engineering Manufacture (Distinction D2)</text:p>
      <text:p text:style-name="Horizontal_20_Line"/>
      <text:h text:style-name="Heading_20_2" text:outline-level="2"><text:soft-page-break/>Technical Skills</text:h>
      <text:p text:style-name="Text_20_body"><text:span text:style-name="Strong_20_Emphasis">Languages:</text:span> TypeScript, JavaScript, HTML5, CSS3<text:line-break/><text:span text:style-name="Strong_20_Emphasis">Frameworks &amp; Libraries:</text:span> Next.js, React, Express.js, Node.js<text:line-break/><text:span text:style-name="Strong_20_Emphasis">Databases &amp; Hosting:</text:span> PostgreSQL, Vercel, Netlify, Render<text:line-break/><text:span text:style-name="Strong_20_Emphasis">Tools:</text:span> Git, GitHub<text:line-break/>Currently learning: Python and introductory machine learning concepts</text:p>
      <text:p text:style-name="Horizontal_20_Line"/>
      <text:h text:style-name="Heading_20_2" text:outline-level="2">Projects</text:h>
      <text:p text:style-name="Text_20_body"><text:span text:style-name="Strong_20_Emphasis">PingElo - Table Tennis Ranking Platform</text:span><text:line-break/>Designed and built a full stack web application that automates table tennis rankings and tournaments for groups, reducing manual work and errors. Currently used by 15+ players at my college.<text:line-break/><text:span text:style-name="Strong_20_Emphasis">Frontend:</text:span> Next.js, TypeScript, React, Tailwind CSS<text:line-break/><text:span text:style-name="Strong_20_Emphasis">Backend:</text:span> Express, TypeScript, Supabase (PostgreSQL)<text:line-break/><text:span text:style-name="Strong_20_Emphasis">Deployed:</text:span> Vercel (frontend) &amp; Render (backend)<text:line-break/>Live &amp; Code: <text:a xlink:type="simple" xlink:href="https://littleargent.vercel.app/projects/pingelo?utm_source=chatgpt.com" office:target-frame-name="_new" xlink:show="replace" text:style-name="Internet_20_link" text:visited-style-name="Visited_20_Internet_20_Link">https://littleargent.vercel.app/projects/pingelo</text:a></text:p>
      <text:p text:style-name="Horizontal_20_Line"/>
      <text:h text:style-name="Heading_20_2" text:outline-level="2">Additional Skills &amp; Strengths</text:h>
      <text:list xml:id="list1387529272" text:style-name="L16">
        <text:list-item>
          <text:p text:style-name="P10">Reliable and punctual with consistent attendance</text:p>
        </text:list-item>
        <text:list-item>
          <text:p text:style-name="P10">Quick learner who adapts well to new tasks and systems</text:p>
        </text:list-item>
        <text:list-item>
          <text:p text:style-name="P10">Comfortable following written and verbal instructions</text:p>
        </text:list-item>
        <text:list-item>
          <text:p text:style-name="P10">Able to manage tasks independently and stay organised</text:p>
        </text:list-item>
        <text:list-item>
          <text:p text:style-name="P10">Clear communicator with customers, colleagues, and supervisors</text:p>
        </text:list-item>
        <text:list-item>
          <text:p text:style-name="P10">Logical and analytical approach to problem solving</text:p>
        </text:list-item>
      </text:list>
      <text:p text:style-name="Horizontal_20_Line"/>
      <text:h text:style-name="Heading_20_2" text:outline-level="2">Availability</text:h>
      <text:p text:style-name="Text_20_body">Available outside school hours and during school holidays.</text:p>
      <text:p text:style-name="Horizontal_20_Line"/>
      <text:h text:style-name="Heading_20_2" text:outline-level="2">Interests &amp; Activities</text:h>
      <text:list xml:id="list150634411" text:style-name="L17">
        <text:list-item>
          <text:p text:style-name="P11">Table tennis - competitive and recreational play</text:p>
        </text:list-item>
        <text:list-item>
          <text:p text:style-name="P11">Chess - planning, focus, and logical thinking</text:p>
        </text:list-item>
        <text:list-item>
          <text:p text:style-name="P11">Personal web development projects</text:p>
        </text:list-item>
        <text:list-item>
          <text:p text:style-name="P11">Lea<text:span text:style-name="T9">rn</text:span>ing Python and machine learning concept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" svg:font-family="Cali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09:15:31.898016177</meta:creation-date>
    <dc:date>2026-02-17T21:40:31.400759808</dc:date>
    <meta:editing-duration>PT17M3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363" meta:character-count="2690" meta:non-whitespace-character-count="2378"/>
  </office:meta>
</office:document-meta>
</file>